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dbc" officeooo:paragraph-rsid="0012cdbc"/>
    </style:style>
    <style:style style:name="P2" style:family="paragraph" style:parent-style-name="Standard">
      <style:text-properties fo:font-weight="bold" officeooo:rsid="0012cdbc" officeooo:paragraph-rsid="0012cdbc" style:font-weight-asian="bold" style:font-weight-complex="bold"/>
    </style:style>
    <style:style style:name="P3" style:family="paragraph" style:parent-style-name="Standard">
      <style:text-properties fo:font-weight="normal" officeooo:rsid="0012cdbc" officeooo:paragraph-rsid="0012cdbc" style:font-weight-asian="normal" style:font-weight-complex="normal"/>
    </style:style>
    <style:style style:name="P4" style:family="paragraph" style:parent-style-name="Standard" style:list-style-name="L1">
      <style:text-properties officeooo:rsid="0012cdbc" officeooo:paragraph-rsid="0012cdbc"/>
    </style:style>
    <style:style style:name="P5" style:family="paragraph" style:parent-style-name="Standard" style:list-style-name="L2">
      <style:text-properties officeooo:rsid="0012cdbc" officeooo:paragraph-rsid="0012cdb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y003</text:p>
      <text:p text:style-name="P3">100DaysOfMLCode</text:p>
      <text:p text:style-name="P3">Deepak Khatri</text:p>
      <text:p text:style-name="P3"/>
      <text:p text:style-name="P3"/>
      <text:p text:style-name="P2">For doing any machine learning project we may follow these steps (adopt according to your need)</text:p>
      <text:list xml:id="list2305685145" text:style-name="L1">
        <text:list-item>
          <text:p text:style-name="P4">Look at the big picture</text:p>
        </text:list-item>
        <text:list-item>
          <text:p text:style-name="P4">Get the data</text:p>
        </text:list-item>
        <text:list-item>
          <text:p text:style-name="P4">Discover and visualize the data to gain insights.</text:p>
        </text:list-item>
        <text:list-item>
          <text:p text:style-name="P4">Prepare the data for machine learning</text:p>
        </text:list-item>
        <text:list-item>
          <text:p text:style-name="P4">Select a model and train it.</text:p>
        </text:list-item>
        <text:list-item>
          <text:p text:style-name="P4">Fine-tune your model.</text:p>
        </text:list-item>
        <text:list-item>
          <text:p text:style-name="P4">Present your solution.</text:p>
        </text:list-item>
        <text:list-item>
          <text:p text:style-name="P4">Launch, monitor and maintain your system.</text:p>
        </text:list-item>
      </text:list>
      <text:p text:style-name="P1"/>
      <text:p text:style-name="P1">According to the author Aurélien Géron we are going to use california census data for housing prices.</text:p>
      <text:p text:style-name="P1">We must ask ourselves and other members, </text:p>
      <text:list xml:id="list78805570" text:style-name="L2">
        <text:list-item>
          <text:p text:style-name="P5">why are we doing this?</text:p>
        </text:list-item>
        <text:list-item>
          <text:p text:style-name="P5">What is the current solution?</text:p>
        </text:list-item>
        <text:list-item>
          <text:p text:style-name="P5">What Algorithm to choose from (Supervised, Semi-supervised, Reinforcement learning etc.)</text:p>
        </text:list-item>
      </text:list>
      <text:p text:style-name="P1"/>
      <text:p text:style-name="P1">Mean Square error – l2 distance – Euclidean distance</text:p>
      <text:p text:style-name="P1">MAE – l1 distance – Manhattan Distance (during many outliers)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3:46:50.467653623</meta:creation-date>
    <meta:generator>LibreOffice/6.2.8.2$Linux_X86_64 LibreOffice_project/20$Build-2</meta:generator>
    <dc:date>2019-11-02T00:51:25.505142120</dc:date>
    <meta:editing-duration>PT9M34S</meta:editing-duration>
    <meta:editing-cycles>1</meta:editing-cycles>
    <meta:document-statistic meta:table-count="0" meta:image-count="0" meta:object-count="0" meta:page-count="1" meta:paragraph-count="20" meta:word-count="130" meta:character-count="768" meta:non-whitespace-character-count="662"/>
  </office:meta>
</office:document-meta>
</file>